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b0b"/>
    </style:style>
    <style:style style:name="P2" style:family="paragraph" style:parent-style-name="Standard">
      <style:text-properties officeooo:rsid="000a2b0b" officeooo:paragraph-rsid="000a2b0b"/>
    </style:style>
    <style:style style:name="T1" style:family="text">
      <style:text-properties officeooo:rsid="000beb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.977721382639122</text:p>
      <text:p text:style-name="Standard">True Positive: 5398</text:p>
      <text:p text:style-name="Standard">False Positive: 36764</text:p>
      <text:p text:style-name="Standard">False Negative: 28594</text:p>
      <text:p text:style-name="Standard">True Negative: 2862909</text:p>
      <text:p text:style-name="Standard">0.9770863541358524</text:p>
      <text:p text:style-name="Standard">True Positive: 405</text:p>
      <text:p text:style-name="Standard">False Positive: 2583</text:p>
      <text:p text:style-name="Standard">False Negative: 2142</text:p>
      <text:p text:style-name="Standard">True Negative: 201079</text:p>
      <text:p text:style-name="Standard">0.9096188555953049</text:p>
      <text:p text:style-name="Standard">True Positive: 6855</text:p>
      <text:p text:style-name="Standard">False Positive: 238011</text:p>
      <text:p text:style-name="Standard">False Negative: 27137</text:p>
      <text:p text:style-name="Standard">True Negative: 2661662</text:p>
      <text:p text:style-name="Standard">0.9098923907297936</text:p>
      <text:p text:style-name="Standard">True Positive: 483</text:p>
      <text:p text:style-name="Standard">False Positive: 16517</text:p>
      <text:p text:style-name="Standard">False Negative: 2064</text:p>
      <text:p text:style-name="Standard">True Negative: 187145</text:p>
      <text:p text:style-name="Standard"/>
      <text:p text:style-name="Standard">0.9777230869918685</text:p>
      <text:p text:style-name="Standard">True Positive: 5344</text:p>
      <text:p text:style-name="Standard">False Positive: 36705</text:p>
      <text:p text:style-name="Standard">False Negative: 28648</text:p>
      <text:p text:style-name="Standard">True Negative: 2862968</text:p>
      <text:p text:style-name="Standard">0.976712946573622</text:p>
      <text:p text:style-name="Standard">True Positive: 404</text:p>
      <text:p text:style-name="Standard">False Positive: 2659</text:p>
      <text:p text:style-name="Standard">False Negative: 2143</text:p>
      <text:p text:style-name="Standard">True Negative: 201003</text:p>
      <text:p text:style-name="Standard">0.9094371715925301</text:p>
      <text:p text:style-name="Standard">True Positive: 6727</text:p>
      <text:p text:style-name="Standard">False Positive: 238416</text:p>
      <text:p text:style-name="Standard">False Negative: 27265</text:p>
      <text:p text:style-name="Standard">True Negative: 2661257</text:p>
      <text:p text:style-name="Standard">0.9092328656848149</text:p>
      <text:p text:style-name="Standard">True Positive: 476</text:p>
      <text:p text:style-name="Standard">False Positive: 16646</text:p>
      <text:p text:style-name="Standard">False Negative: 2071</text:p>
      <text:p text:style-name="Standard">True Negative: 187016</text:p>
      <text:p text:style-name="Standard"/>
      <text:p text:style-name="Standard">0.977670592927277</text:p>
      <text:p text:style-name="Standard">True Positive: 5286</text:p>
      <text:p text:style-name="Standard">False Positive: 36801</text:p>
      <text:p text:style-name="Standard">False Negative: 28706</text:p>
      <text:p text:style-name="Standard">True Negative: 2862872</text:p>
      <text:p text:style-name="Standard">0.9769360212211882</text:p>
      <text:p text:style-name="Standard">True Positive: 387</text:p>
      <text:p text:style-name="Standard"><text:soft-page-break/>False Positive: 2596</text:p>
      <text:p text:style-name="Standard">False Negative: 2160</text:p>
      <text:p text:style-name="Standard">True Negative: 201066</text:p>
      <text:p text:style-name="Standard">0.9094327402753893</text:p>
      <text:p text:style-name="Standard">True Positive: 6764</text:p>
      <text:p text:style-name="Standard">False Positive: 238466</text:p>
      <text:p text:style-name="Standard">False Negative: 27228</text:p>
      <text:p text:style-name="Standard">True Negative: 2661207</text:p>
      <text:p text:style-name="Standard">0.9074482685042845</text:p>
      <text:p text:style-name="Standard">True Positive: 499</text:p>
      <text:p text:style-name="Standard">False Positive: 17037</text:p>
      <text:p text:style-name="Standard">False Negative: 2048</text:p>
      <text:p text:style-name="Standard">True Negative: 186625</text:p>
      <text:p text:style-name="Standard"/>
      <text:p text:style-name="Standard">0.9776743425033192</text:p>
      <text:p text:style-name="Standard">True Positive: 5357</text:p>
      <text:p text:style-name="Standard">False Positive: 36861</text:p>
      <text:p text:style-name="Standard">False Negative: 28635</text:p>
      <text:p text:style-name="Standard">True Negative: 2862812</text:p>
      <text:p text:style-name="Standard">0.977033010198391</text:p>
      <text:p text:style-name="Standard">True Positive: 367</text:p>
      <text:p text:style-name="Standard">False Positive: 2556</text:p>
      <text:p text:style-name="Standard">False Negative: 2180</text:p>
      <text:p text:style-name="Standard">True Negative: 201106</text:p>
      <text:p text:style-name="Standard">0.9092288996869105</text:p>
      <text:p text:style-name="Standard">True Positive: 6798</text:p>
      <text:p text:style-name="Standard">False Positive: 239098</text:p>
      <text:p text:style-name="Standard">False Negative: 27194</text:p>
      <text:p text:style-name="Standard">True Negative: 2660575</text:p>
      <text:p text:style-name="Standard">0.9086897274124796</text:p>
      <text:p text:style-name="Standard">True Positive: 485</text:p>
      <text:p text:style-name="Standard">False Positive: 16767</text:p>
      <text:p text:style-name="Standard">False Negative: 2062</text:p>
      <text:p text:style-name="Standard">True Negative: 186895</text:p>
      <text:p text:style-name="Standard"/>
      <text:p text:style-name="Standard">0.9776896816780375</text:p>
      <text:p text:style-name="Standard">True Positive: 5381</text:p>
      <text:p text:style-name="Standard">False Positive: 36840</text:p>
      <text:p text:style-name="Standard">False Negative: 28611</text:p>
      <text:p text:style-name="Standard">True Negative: 2862833</text:p>
      <text:p text:style-name="Standard">0.9772609342948174</text:p>
      <text:p text:style-name="Standard">True Positive: 385</text:p>
      <text:p text:style-name="Standard">False Positive: 2527</text:p>
      <text:p text:style-name="Standard">False Negative: 2162</text:p>
      <text:p text:style-name="Standard">True Negative: 201135</text:p>
      <text:p text:style-name="Standard">0.9094818256344879</text:p>
      <text:p text:style-name="Standard">True Positive: 6695</text:p>
      <text:p text:style-name="Standard">False Positive: 238253</text:p>
      <text:p text:style-name="Standard">False Negative: 27297</text:p>
      <text:p text:style-name="Standard"><text:soft-page-break/>True Negative: 2661420</text:p>
      <text:p text:style-name="Standard">0.9088061141851229</text:p>
      <text:p text:style-name="Standard">True Positive: 505</text:p>
      <text:p text:style-name="Standard">False Positive: 16763</text:p>
      <text:p text:style-name="Standard">False Negative: 2042</text:p>
      <text:p text:style-name="Standard">True Negative: 186899</text:p>
      <text:p text:style-name="Standard"/>
      <text:p text:style-name="Standard">0.9777159287103333</text:p>
      <text:p text:style-name="Standard">True Positive: 5394</text:p>
      <text:p text:style-name="Standard">False Positive: 36776</text:p>
      <text:p text:style-name="Standard">False Negative: 28598</text:p>
      <text:p text:style-name="Standard">True Negative: 2862897</text:p>
      <text:p text:style-name="Standard">0.9772948804368383</text:p>
      <text:p text:style-name="Standard">True Positive: 379</text:p>
      <text:p text:style-name="Standard">False Positive: 2514</text:p>
      <text:p text:style-name="Standard">False Negative: 2168</text:p>
      <text:p text:style-name="Standard">True Negative: 201148</text:p>
      <text:p text:style-name="Standard">0.909757249038319</text:p>
      <text:p text:style-name="Standard">True Positive: 6892</text:p>
      <text:p text:style-name="Standard">False Positive: 237642</text:p>
      <text:p text:style-name="Standard">False Negative: 27100</text:p>
      <text:p text:style-name="Standard">True Negative: 2662031</text:p>
      <text:p text:style-name="Standard">0.9086315340261579</text:p>
      <text:p text:style-name="Standard">True Positive: 516</text:p>
      <text:p text:style-name="Standard">False Positive: 16810</text:p>
      <text:p text:style-name="Standard">False Negative: 2031</text:p>
      <text:p text:style-name="Standard">True Negative: 186852</text:p>
      <text:p text:style-name="Standard"/>
      <text:p text:style-name="Standard">0.9777445618364742</text:p>
      <text:p text:style-name="Standard">True Positive: 5391</text:p>
      <text:p text:style-name="Standard">False Positive: 36689</text:p>
      <text:p text:style-name="Standard">False Negative: 28601</text:p>
      <text:p text:style-name="Standard">True Negative: 2862984</text:p>
      <text:p text:style-name="Standard">0.9769457201189085</text:p>
      <text:p text:style-name="Standard">True Positive: 355</text:p>
      <text:p text:style-name="Standard">False Positive: 2562</text:p>
      <text:p text:style-name="Standard">False Negative: 2192</text:p>
      <text:p text:style-name="Standard">True Negative: 201100</text:p>
      <text:p text:style-name="Standard">0.9095203440065583</text:p>
      <text:p text:style-name="Standard">True Positive: 6873</text:p>
      <text:p text:style-name="Standard">False Positive: 238318</text:p>
      <text:p text:style-name="Standard">False Negative: 27119</text:p>
      <text:p text:style-name="Standard">True Negative: 2661355</text:p>
      <text:p text:style-name="Standard">0.9088594581225844</text:p>
      <text:p text:style-name="Standard">True Positive: 511</text:p>
      <text:p text:style-name="Standard">False Positive: 16758</text:p>
      <text:p text:style-name="Standard">False Negative: 2036</text:p>
      <text:p text:style-name="Standard">True Negative: 186904</text:p>
      <text:p text:style-name="Standard"/>
      <text:p text:style-name="Standard"><text:soft-page-break/>0.9776818416554037</text:p>
      <text:p text:style-name="Standard">True Positive: 5299</text:p>
      <text:p text:style-name="Standard">False Positive: 36781</text:p>
      <text:p text:style-name="Standard">False Negative: 28693</text:p>
      <text:p text:style-name="Standard">True Negative: 2862892</text:p>
      <text:p text:style-name="Standard">0.9770815046869923</text:p>
      <text:p text:style-name="Standard">True Positive: 395</text:p>
      <text:p text:style-name="Standard">False Positive: 2574</text:p>
      <text:p text:style-name="Standard">False Negative: 2152</text:p>
      <text:p text:style-name="Standard">True Negative: 201088</text:p>
      <text:p text:style-name="Standard">0.909229581428009</text:p>
      <text:p text:style-name="Standard">True Positive: 6799</text:p>
      <text:p text:style-name="Standard">False Positive: 239097</text:p>
      <text:p text:style-name="Standard">False Negative: 27193</text:p>
      <text:p text:style-name="Standard">True Negative: 2660576</text:p>
      <text:p text:style-name="Standard">0.9085393944978153</text:p>
      <text:p text:style-name="Standard">True Positive: 486</text:p>
      <text:p text:style-name="Standard">False Positive: 16799</text:p>
      <text:p text:style-name="Standard">False Negative: 2061</text:p>
      <text:p text:style-name="Standard">True Negative: 186863</text:p>
      <text:p text:style-name="Standard"/>
      <text:p text:style-name="Standard">0.9778553447649954</text:p>
      <text:p text:style-name="Standard">True Positive: 5352</text:p>
      <text:p text:style-name="Standard">False Positive: 36325</text:p>
      <text:p text:style-name="Standard">False Negative: 28640</text:p>
      <text:p text:style-name="Standard">True Negative: 2863348</text:p>
      <text:p text:style-name="Standard">0.9771106013801532</text:p>
      <text:p text:style-name="Standard">True Positive: 368</text:p>
      <text:p text:style-name="Standard">False Positive: 2541</text:p>
      <text:p text:style-name="Standard">False Negative: 2179</text:p>
      <text:p text:style-name="Standard">True Negative: 201121</text:p>
      <text:p text:style-name="Standard">0.9095087544078823</text:p>
      <text:p text:style-name="Standard">True Positive: 6791</text:p>
      <text:p text:style-name="Standard">False Positive: 238270</text:p>
      <text:p text:style-name="Standard">False Negative: 27201</text:p>
      <text:p text:style-name="Standard">True Negative: 2661403</text:p>
      <text:p text:style-name="Standard">0.9077052892938717</text:p>
      <text:p text:style-name="Standard">True Positive: 487</text:p>
      <text:p text:style-name="Standard">False Positive: 16972</text:p>
      <text:p text:style-name="Standard">False Negative: 2060</text:p>
      <text:p text:style-name="Standard">True Negative: 186690</text:p>
      <text:p text:style-name="Standard"/>
      <text:p text:style-name="Standard">0.9777462661892207</text:p>
      <text:p text:style-name="Standard">True Positive: 5445</text:p>
      <text:p text:style-name="Standard">False Positive: 36738</text:p>
      <text:p text:style-name="Standard">False Negative: 28547</text:p>
      <text:p text:style-name="Standard">True Negative: 2862935</text:p>
      <text:p text:style-name="Standard">0.9767323443690624</text:p>
      <text:p text:style-name="Standard">True Positive: 357</text:p>
      <text:p text:style-name="Standard"><text:soft-page-break/>False Positive: 2608</text:p>
      <text:p text:style-name="Standard">False Negative: 2190</text:p>
      <text:p text:style-name="Standard">True Negative: 201054</text:p>
      <text:p text:style-name="Standard">0.909511822242826</text:p>
      <text:p text:style-name="Standard">True Positive: 6805</text:p>
      <text:p text:style-name="Standard">False Positive: 238275</text:p>
      <text:p text:style-name="Standard">False Negative: 27187</text:p>
      <text:p text:style-name="Standard">True Negative: 2661398</text:p>
      <text:p text:style-name="Standard">0.9092522634802555</text:p>
      <text:p text:style-name="Standard">True Positive: 498</text:p>
      <text:p text:style-name="Standard">False Positive: 16664</text:p>
      <text:p text:style-name="Standard">False Negative: 2049</text:p>
      <text:p text:style-name="Standard">True Negative: 18699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8:49:38.495223201</meta:creation-date>
    <dc:date>2018-11-25T20:51:58.103692773</dc:date>
    <meta:editing-duration>PT51M5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5" meta:paragraph-count="200" meta:word-count="520" meta:character-count="3973" meta:non-whitespace-character-count="3653"/>
  </office:meta>
</office:document-meta>
</file>